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office:class="text" office:version="1.0">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docgen_page_break" style:family="paragraph" style:parent-style-name="Standard">
      <style:paragraph-properties fo:break-before="page"/>
    </style:style>
    <style:style style:name="GSuper" style:family="text">
      <style:text-properties style:text-position="super 58%"/>
    </style:style>
    <style:style style:name="GRAMPS-preformat" style:family="text">
      <style:text-properties style:font-name="Courier"/>
    </style:style>
    <style:style style:name="clear" style:family="graphic">
      <style:graphic-properties draw:stroke="none" draw:fill="none" draw:shadow="hidden" style:run-through="background" style:vertical-pos="from-top" style:vertical-rel="paragraph" style:horizontal-pos="from-left" style:horizontal-rel="paragraph" draw:wrap-influence-on-position="once-concurrent" style:flow-with-text="false"/>
    </style:style>
    <style:style style:name="NLIDS-TableTitle" style:family="paragraph" style:parent-style-name="IDS-TableTitle">
      <style:paragraph-properties fo:break-before="page"/>
    </style:style>
    <style:style style:name="XIDS-TableTitle" style:family="paragraph">
      <style:paragraph-properties fo:text-align="start" style:font-name="Arial" fo:font-size="12.00pt" style:font-size-asian="12.00pt" fo:color="#000000" fo:font-weight="bold" fo:font-style="italic" fo:text-indent="0.00cm" fo:margin-right="0.00cm" fo:margin-left="0.00cm" fo:margin-top="0.00cm" fo:margin-bottom="0.212cm"/>
    </style:style>
    <style:style style:name="FIDS-TableTitle" style:family="text">
      <style:text-properties fo:text-align="start" style:font-name="Arial" fo:color="#000000" fo:font-weight="bold" fo:font-style="italic" fo:font-size="12.00pt" style:font-size-asian="12.00pt"/>
    </style:style>
    <style:style style:name="NLIDS-Spouse" style:family="paragraph" style:parent-style-name="IDS-Spouse">
      <style:paragraph-properties fo:break-before="page"/>
    </style:style>
    <style:style style:name="XIDS-Spouse" style:family="paragraph">
      <style:paragraph-properties fo:text-align="start" style:font-name="Arial" fo:font-size="12.00pt" style:font-size-asian="12.00pt" fo:color="#000000" fo:font-weight="bold" fo:text-indent="0.00cm" fo:margin-right="0.00cm" fo:margin-left="0.00cm" fo:margin-top="0.00cm" fo:margin-bottom="0.212cm"/>
    </style:style>
    <style:style style:name="FIDS-Spouse" style:family="text">
      <style:text-properties fo:text-align="start" style:font-name="Arial" fo:color="#000000" fo:font-weight="bold" fo:font-size="12.00pt" style:font-size-asian="12.00pt"/>
    </style:style>
    <style:style style:name="NLEndnotes-Source" style:family="paragraph" style:parent-style-name="Endnotes-Source">
      <style:paragraph-properties fo:break-before="page"/>
    </style:style>
    <style:style style:name="XEndnotes-Source" style:family="paragraph">
      <style:paragraph-properties fo:text-align="start" style:font-name="Times New Roman" fo:font-size="12.00pt" style:font-size-asian="12.00pt" fo:color="#000000" fo:text-indent="-0.75cm" fo:margin-right="0.00cm" fo:margin-left="0.75cm" fo:margin-top="0.00cm" fo:margin-bottom="0.212cm"/>
    </style:style>
    <style:style style:name="FEndnotes-Source" style:family="text">
      <style:text-properties fo:text-align="start" style:font-name="Times New Roman" fo:color="#000000" fo:font-size="12.00pt" style:font-size-asian="12.00pt"/>
    </style:style>
    <style:style style:name="NLEndnotes-Ref" style:family="paragraph" style:parent-style-name="Endnotes-Ref">
      <style:paragraph-properties fo:break-before="page"/>
    </style:style>
    <style:style style:name="XEndnotes-Ref" style:family="paragraph">
      <style:paragraph-properties fo:text-align="start" style:font-name="Times New Roman" fo:font-size="12.00pt" style:font-size-asian="12.00pt" fo:color="#000000" fo:text-indent="0.00cm" fo:margin-right="0.00cm" fo:margin-left="1.50cm" fo:margin-top="0.00cm" fo:margin-bottom="0.212cm"/>
    </style:style>
    <style:style style:name="FEndnotes-Ref" style:family="text">
      <style:text-properties fo:text-align="start" style:font-name="Times New Roman" fo:color="#000000" fo:font-size="12.00pt" style:font-size-asian="12.00pt"/>
    </style:style>
    <style:style style:name="NLIDS-Title" style:family="paragraph" style:parent-style-name="IDS-Title">
      <style:paragraph-properties fo:break-before="page"/>
    </style:style>
    <style:style style:name="XIDS-Title" style:family="paragraph">
      <style:paragraph-properties fo:text-align="center" style:justify-single-word="false" style:font-name="Arial" fo:font-size="16.00pt" style:font-size-asian="16.00pt" fo:color="#000000" fo:font-weight="bold" fo:text-indent="0.00cm" fo:margin-right="0.00cm" fo:margin-left="0.00cm" fo:margin-top="0.00cm" fo:margin-bottom="0.212cm"/>
    </style:style>
    <style:style style:name="FIDS-Title" style:family="text">
      <style:text-properties fo:text-align="center" style:justify-single-word="false" style:font-name="Arial" fo:color="#000000" fo:font-weight="bold" fo:font-size="16.00pt" style:font-size-asian="16.00pt"/>
    </style:style>
    <style:style style:name="NLIDS-Normal" style:family="paragraph" style:parent-style-name="IDS-Normal">
      <style:paragraph-properties fo:break-before="page"/>
    </style:style>
    <style:style style:name="XIDS-Normal" style:family="paragraph">
      <style:paragraph-properties fo:text-align="start" style:font-name="Times New Roman" fo:font-size="12.00pt" style:font-size-asian="12.00pt" fo:color="#000000" fo:text-indent="0.00cm" fo:margin-right="0.00cm" fo:margin-left="0.00cm" fo:margin-top="0.00cm" fo:margin-bottom="0.212cm"/>
    </style:style>
    <style:style style:name="FIDS-Normal" style:family="text">
      <style:text-properties fo:text-align="start" style:font-name="Times New Roman" fo:color="#000000" fo:font-size="12.00pt" style:font-size-asian="12.00pt"/>
    </style:style>
    <style:style style:name="NLEndnotes-Header" style:family="paragraph" style:parent-style-name="Endnotes-Header">
      <style:paragraph-properties fo:break-before="page"/>
    </style:style>
    <style:style style:name="XEndnotes-Header" style:family="paragraph">
      <style:paragraph-properties fo:keep-with-next="true" fo:text-align="start" style:font-name="Arial" fo:font-size="14.00pt" style:font-size-asian="14.00pt" fo:color="#000000" fo:font-style="italic" fo:text-indent="0.00cm" fo:margin-right="0.00cm" fo:margin-left="0.00cm" fo:margin-top="0.00cm" fo:margin-bottom="0.212cm"/>
    </style:style>
    <style:style style:name="FEndnotes-Header" style:family="text">
      <style:text-properties fo:text-align="start" style:font-name="Arial" fo:color="#000000" fo:font-style="italic" fo:font-size="14.00pt" style:font-size-asian="14.00pt"/>
    </style:style>
    <style:style style:name="IDS-IndTable" style:family="table-properties">
      <style:table-properties-properties style:width="16.51cm"/>
    </style:style>
    <style:style style:name="IDS-IndTable.A" style:family="table-column">
      <style:table-column-properties style:column-width="3.3020cm"/>
    </style:style>
    <style:style style:name="IDS-IndTable.B" style:family="table-column">
      <style:table-column-properties style:column-width="13.2080cm"/>
    </style:style>
    <style:style style:name="IDS-ParentsTable" style:family="table-properties">
      <style:table-properties-properties style:width="16.51cm"/>
    </style:style>
    <style:style style:name="IDS-ParentsTable.A" style:family="table-column">
      <style:table-column-properties style:column-width="8.2550cm"/>
    </style:style>
    <style:style style:name="IDS-ParentsTable.B" style:family="table-column">
      <style:table-column-properties style:column-width="8.2550cm"/>
    </style:style>
    <style:style style:name="IDS-NormalCell" style:family="table-cell">
      <style:table-cell-properties fo:padding="0.00cm" fo:border-top="none" fo:border-bottom="none" fo:border-left="none" fo:border-right="none"/>
    </style:style>
    <style:style style:name="IDS-TableHead" style:family="table-cell">
      <style:table-cell-properties fo:padding="0.00cm" fo:border-top="0.002cm solid #000000" fo:border-bottom="0.002cm solid #000000" fo:border-left="none" fo:border-right="none"/>
    </style:style>
    <style:style style:name="IDS-ListCell" style:family="table-cell">
      <style:table-cell-properties fo:padding="0.00cm" fo:border-top="none" fo:border-bottom="none" fo:border-left="none" fo:border-right="none"/>
    </style:style>
    <style:style style:name="Tbold" style:family="text">
      <style:text-properties fo:font-weight="bold"/>
    </style:style>
    <style:style style:name="Left" style:family="graphic" style:parent-style-name="photo">
      <style:graphic-properties style:run-through="foreground" style:wrap="dynamic"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 draw:color-inversion="false" draw:transparency="-100%" draw:color-mode="standard"/>
    </style:style>
    <style:style style:name="Right" style:family="graphic" style:parent-style-name="photo">
      <style:graphic-properties style:run-through="foreground" style:wrap="dynamic"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 draw:color-inversion="false" draw:transparency="-100%" draw:color-mode="standard"/>
    </style:style>
    <style:style style:name="Single" style:family="graphic" style:parent-style-name="Graphics">
      <style:graphic-properties style:vertical-pos="from-top" style:mirror="none" fo:clip="rect(0cm 0cm 0cm 0cm)" draw:luminance="0%" draw:contrast="0" draw:red="0%" draw:green="0%" draw:blue="0%" draw:gamma="1" draw:color-inversion="false" draw:transparency="-100%" draw:color-mode="standard"/>
    </style:style>
    <style:style style:name="Row"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 draw:color-inversion="false" draw:transparency="-100%" draw:color-mode="standard"/>
    </style:style>
  </office:automatic-styles>
  <office:body>
    <office:text>
      <office:forms form:automatic-focus="false" form:apply-design-mode="false"/>
      <text:p text:style-name="IDS-Title"><text:toc-mark text:string-value="Summary of SUMMITT, George" text:outline-level="1"/>Summary of SUMMITT, George</text:p>
      <text:p text:style-name="IDS-Normal"/>
      <table:table table:name="one" table:style-name="IDS-IndTable">
        <table:table-column table:style-name="IDS-IndTable.A"/>
        <table:table-column table:style-name="IDS-IndTable.B"/>
        <table:table-row>
          <table:table-cell table:style-name="IDS-NormalCell" table:value-type="string">
            <text:p text:style-name="IDS-Normal">Name:</text:p>
          </table:table-cell>
          <table:table-cell table:style-name="IDS-NormalCell" table:value-type="string">
            <text:p text:style-name="IDS-Normal"><text:alphabetical-index-mark text:string-value="SUMMITT, George (about 1765 - 1838-05-03)"/>SUMMITT, George</text:p>
          </table:table-cell>
        </table:table-row>
        <table:table-row>
          <table:table-cell table:style-name="IDS-NormalCell" table:value-type="string">
            <text:p text:style-name="IDS-Normal">Gender:</text:p>
          </table:table-cell>
          <table:table-cell table:style-name="IDS-NormalCell" table:value-type="string">
            <text:p text:style-name="IDS-Normal">Male</text:p>
          </table:table-cell>
        </table:table-row>
        <table:table-row>
          <table:table-cell table:style-name="IDS-NormalCell" table:value-type="string">
            <text:p text:style-name="IDS-Normal">Father:</text:p>
          </table:table-cell>
          <table:table-cell table:style-name="IDS-NormalCell" table:value-type="string">
            <text:p text:style-name="IDS-Normal"><text:alphabetical-index-mark text:string-value="SUMMIT, Christian (about 1735 - about 1815)"/>SUMMIT, Christian</text:p>
          </table:table-cell>
        </table:table-row>
        <table:table-row>
          <table:table-cell table:style-name="IDS-NormalCell" table:value-type="string">
            <text:p text:style-name="IDS-Normal">Mother:</text:p>
          </table:table-cell>
          <table:table-cell table:style-name="IDS-NormalCell" table:value-type="string">
            <text:p text:style-name="IDS-Normal"><text:alphabetical-index-mark text:string-value="Stahlern, Maria (about 1735 - after 1783)"/>Stahlern, Maria</text:p>
          </table:table-cell>
        </table:table-row>
      </table:table>
      <text:p text:style-name="IDS-Normal"/>
      <table:table table:name="altnames" table:style-name="IDS-IndTable">
        <table:table-column table:style-name="IDS-IndTable.A"/>
        <table:table-column table:style-name="IDS-IndTable.B"/>
        <table:table-row>
          <table:table-cell table:style-name="IDS-TableHead" table:value-type="string" table:number-columns-spanned="2">
            <text:p text:style-name="IDS-TableTitle">Alternate Names</text:p>
          </table:table-cell>
        </table:table-row>
        <table:table-row>
          <table:table-cell table:style-name="IDS-NormalCell" table:value-type="string">
            <text:p text:style-name="IDS-Normal">Also Known As</text:p>
          </table:table-cell>
          <table:table-cell table:style-name="IDS-NormalCell" table:value-type="string">
            <text:p text:style-name="IDS-Normal">SUMMIT, George</text:p>
          </table:table-cell>
        </table:table-row>
      </table:table>
      <text:p text:style-name="IDS-Normal"/>
      <table:table table:name="two" table:style-name="IDS-IndTable">
        <table:table-column table:style-name="IDS-IndTable.A"/>
        <table:table-column table:style-name="IDS-IndTable.B"/>
        <table:table-row>
          <table:table-cell table:style-name="IDS-TableHead" table:value-type="string" table:number-columns-spanned="2">
            <text:p text:style-name="IDS-TableTitle">Individual Facts</text:p>
          </table:table-cell>
        </table:table-row>
        <table:table-row>
          <table:table-cell table:style-name="IDS-NormalCell" table:value-type="string">
            <text:p text:style-name="IDS-Normal">Birth</text:p>
          </table:table-cell>
          <table:table-cell table:style-name="IDS-NormalCell" table:value-type="string">
            <text:p text:style-name="IDS-Normal">about 1765 in Westmoreland Co., PA. </text:p>
          </table:table-cell>
        </table:table-row>
        <table:table-row>
          <table:table-cell table:style-name="IDS-NormalCell" table:value-type="string">
            <text:p text:style-name="IDS-Normal">Death</text:p>
          </table:table-cell>
          <table:table-cell table:style-name="IDS-NormalCell" table:value-type="string">
            <text:p text:style-name="IDS-Normal">1838-05-03 in Nicholas Co., KY. </text:p>
          </table:table-cell>
        </table:table-row>
        <table:table-row>
          <table:table-cell table:style-name="IDS-NormalCell" table:value-type="string">
            <text:p text:style-name="IDS-Normal">Marriage</text:p>
          </table:table-cell>
          <table:table-cell table:style-name="IDS-NormalCell" table:value-type="string">
            <text:p text:style-name="IDS-Normal">1789-10-02 in Snap Homestead, Bourbon County, Kentucky. </text:p>
          </table:table-cell>
        </table:table-row>
        <table:table-row>
          <table:table-cell table:style-name="IDS-NormalCell" table:value-type="string">
            <text:p text:style-name="IDS-Normal">Burial</text:p>
          </table:table-cell>
          <table:table-cell table:style-name="IDS-NormalCell" table:value-type="string">
            <text:p text:style-name="IDS-Normal">after 1838-05-03 in Summit-Snap Cemetary, Walnut Grove, Kentucky. </text:p>
          </table:table-cell>
        </table:table-row>
      </table:table>
      <text:p text:style-name="IDS-Normal"/>
      <table:table table:name="three" table:style-name="IDS-IndTable">
        <table:table-column table:style-name="IDS-IndTable.A"/>
        <table:table-column table:style-name="IDS-IndTable.B"/>
        <table:table-row>
          <table:table-cell table:style-name="IDS-TableHead" table:value-type="string" table:number-columns-spanned="2">
            <text:p text:style-name="IDS-TableTitle">Marriages/Children</text:p>
          </table:table-cell>
        </table:table-row>
        <table:table-row>
          <table:table-cell table:style-name="IDS-NormalCell" table:value-type="string" table:number-columns-spanned="2">
            <text:p text:style-name="IDS-Spouse"><text:alphabetical-index-mark text:string-value="GRAHAM, Rosannah (about 1766 - about 1860)"/>GRAHAM, Rosannah</text:p>
          </table:table-cell>
        </table:table-row>
        <table:table-row>
          <table:table-cell table:style-name="IDS-NormalCell" table:value-type="string">
            <text:p text:style-name="IDS-Normal">Marriage</text:p>
          </table:table-cell>
          <table:table-cell table:style-name="IDS-NormalCell" table:value-type="string">
            <text:p text:style-name="IDS-Normal">1789-10-02 in Snap Homestead, Bourbon County, Kentucky. </text:p>
          </table:table-cell>
        </table:table-row>
        <table:table-row>
          <table:table-cell table:style-name="IDS-NormalCell" table:value-type="string">
            <text:p text:style-name="IDS-Normal">Children</text:p>
          </table:table-cell>
          <table:table-cell table:style-name="IDS-ListCell" table:value-type="string">
            <text:p text:style-name="IDS-Normal"><text:alphabetical-index-mark text:string-value="SUMMITT, Jacob (1790-01-23 - 1871-09-26)"/>SUMMITT, Jacob</text:p>
            <text:p text:style-name="IDS-Normal"><text:alphabetical-index-mark text:string-value="SUMMITT, John Robert (1790-12-23 - 1844-07-06)"/>SUMMITT, John Robert</text:p>
            <text:p text:style-name="IDS-Normal"><text:alphabetical-index-mark text:string-value="SUMMITT, Christopher (about 1790 - about 1800)"/>SUMMITT, Christopher</text:p>
            <text:p text:style-name="IDS-Normal"><text:alphabetical-index-mark text:string-value="SUMMITT, George W. (1792-10-10 - 1816-01-00)"/>SUMMITT, George W.</text:p>
            <text:p text:style-name="IDS-Normal"><text:alphabetical-index-mark text:string-value="SUMMITT, Elijah (1795-11-08 - 1866-01-02)"/>SUMMITT, Elijah</text:p>
            <text:p text:style-name="IDS-Normal"><text:alphabetical-index-mark text:string-value="SUMMITT, Malinda (about 1795 - about 1814)"/>SUMMITT, Malinda</text:p>
            <text:p text:style-name="IDS-Normal"><text:alphabetical-index-mark text:string-value="SUMMITT, Christina (about 1796 - about 1831)"/>SUMMITT, Christina</text:p>
            <text:p text:style-name="IDS-Normal"><text:alphabetical-index-mark text:string-value="Summitt, Cynthia Ann (about 1797 - 1880-08-03)"/>Summitt, Cynthia Ann</text:p>
            <text:p text:style-name="IDS-Normal"><text:alphabetical-index-mark text:string-value="SUMMITT, James H. (about 1797 - 1879-10-00)"/>SUMMITT, James H.</text:p>
            <text:p text:style-name="IDS-Normal"><text:alphabetical-index-mark text:string-value="SUMMITT, Charlotte (about 1801 - )"/>SUMMITT, Charlotte</text:p>
          </table:table-cell>
        </table:table-row>
      </table:table>
      <text:p text:style-name="IDS-Normal"/>
      <table:table table:name="note" table:style-name="IDS-IndTable">
        <table:table-column table:style-name="IDS-IndTable.A"/>
        <table:table-column table:style-name="IDS-IndTable.B"/>
        <table:table-row>
          <table:table-cell table:style-name="IDS-TableHead" table:value-type="string" table:number-columns-spanned="2">
            <text:p text:style-name="IDS-TableTitle">Notes</text:p>
          </table:table-cell>
        </table:table-row>
        <table:table-row>
          <table:table-cell table:style-name="IDS-NormalCell" table:value-type="string" table:number-columns-spanned="2">
            <text:p text:style-name="IDS-Normal">George Summitt, Deceased Copy of Will</text:p>
            <text:p text:style-name="IDS-Normal">In the name of God Amen I George Summitt of Nicholas County and State of Kentucky being weak of body but of some mind and memory. Blessed be the Almighty God for the same. I do make and publish this my last will and testament in manner and from us follows, to wit, First – I give and bequeath unto my wife Rosannah Summitt, the one third part of my real and personal estate, after my just debts are paid, during her natural life, if after the death of my wife there should be any personal property left, it is to be divided between my two daughters, Malinda Ashbrook and Cynthia Hook.</text:p>
            <text:p text:style-name="IDS-Normal">Secondly, I give and bequeath unto my daughter Charlott Wyatt and her heirs. Thirty-five acres of my lands to be laid off as follows, to wit; Beginning at a white oak at the head of the spring in the orchard, thence down the branch to the first branch coming down through the plantation, thence up to the spring in the pasture within one pole of the trough which holds the water from said spring, thence a straight line across to Thompsons line, thence up the line so far as will make twenty acres, running square a crop so far as will run a line back to the first mentioned corner; then for the other fifteen acres, to commence at Thomas Eades fence, thence up the fence forty poles, thence at right angles with Thompsons line sixty poles, thence forty poles to Thompsons line thence with said line to the beginning.</text:p>
            <text:p text:style-name="IDS-Normal">Thirdly, the balance of my land I give unto my three sons to be equally divided between Jacob, James, and Elijah Summitt, Jacob Summitt is to pay three hundred dollars, James Summitt is to pay three hundred dollars, and Elijah Summitt is to pay four hundred dollars: which several sums make one thousand dollars which are to be paid in consideration of my having bequeathed them all my land except the thirty-five acres to my daughter Charlott, reserving unto my wife the right of Dower her life time. These several sums are to be paid unto the residue of my children as I shall direct by my friend James Still whom I hereby appoint my sole executor of this my last will and testament.</text:p>
            <text:p text:style-name="IDS-Normal">Fourthly, I give and bequeath unto my daughter Malinda Ashbrook three hundred dollars, unto my daughter Cynthia Hook three hundred dollars, unto my son John Summitt one hundred dollars, and unto my grand children the heirs of Tena West deceased three hundred dollars to be equally divided between the four heirs of said deceased. It is my will and pleasure that there shall be no division of my land until the death of my wife, only as to Charlott she is to have the possession of her thirty-five acres immediately after my decease, all except the mansion house which is to remain in the possession of my wife until her death if she chooses to remain there. Its my will and desire that my three sons remain where they now live until the death of my wife, then the land to be equally divided as well best suit them or as near as may be, Jacob to have his one third part where he now lives, James to have his one third part where he now lives, and Elijah his one third part where he now lives. Its my will and desire that the several sums of money which my three sons are to pay, are to be paid in one, two, and three years after my decease. The one third in the twelve months and so on in succession until the last payment is made. And my executor is to receive and pay over to the said heirs the said sums as they become due. Its my further will and desire that in case my sons fail or refuse to pay unto my executor the several sums as they become due, in that case my executor shall have power to sell as much of said land as is bequeathed unto each as will pay the same as they fall due. Its my will that my part of rents coming to me this year shall go to my daughter Charlott for her support. Its my will and desire that all my personal estate be sold immediately after my decease, and after all just debts are paid, the two remaining thirds to be divided between my two daughters Malinda and Cynthia only the proceeds from my young black mare the money arising from the sale of her to go unto my grand daughter Ann Eliza West to be put out on interest by my executor for his benefit until he shall be of opinion she stands in need of the same, or until she arrives at lawful age.</text:p>
            <text:p text:style-name="IDS-Normal">In witness whereof the said George Summitt sets his hand and seal, and acknowledges to be his last will and testament in the presence of us who have here unto set our hand as witnesses.</text:p>
            <text:p text:style-name="IDS-Normal">May 3 1838</text:p>
            <text:p text:style-name="IDS-Normal">his George X Summitt mark</text:p>
            <text:p text:style-name="IDS-Normal">Samuel S Snap Mason Richey</text:p>
            <text:p text:style-name="IDS-Normal">A copy attest</text:p>
          </table:table-cell>
        </table:table-row>
        <table:table-row>
          <table:table-cell table:style-name="IDS-NormalCell" table:value-type="string" table:number-columns-spanned="2">
            <text:p text:style-name="IDS-Normal">It is noted that George changed his name to Summit source: The Shumate Family by Theodor-Friedrich von Stauffenberg May, 1964, p.147-149[GlenScott.FTW]</text:p>
            <text:p text:style-name="IDS-Normal">1780 George Summitt, Franklin County, Kentucky. Deposition of George Summit made and filed in Franklin Co., Kentucky in which he deposes that he was forty years old and came to Kentucky in 1780 (Box 411). Source: Ardery, Kentucky Court and Other Records, Vol. 2, p. 141. [Franklin County was not formed until 1795] See deposition below.</text:p>
            <text:p text:style-name="IDS-Normal">1791 "First Census" of Kentucky 1790 Reconstructed [p.1] History of the First United States Census of Kentucky [p.5] Kentucky Counties in 1790 page 91a Summet, George Bourbon 3/ /1791 "First Census of Kentucky 1790". In it is found a tax listing for a Christin Summet and George ummet in Bourbon County, 3/1791. 1791 Christian Summet &amp; George Summet, Bourbon County, Kentucky. Heineman &amp; Brambaugh, "First Census of Kentucky--1790", p. 91.</text:p>
            <text:p text:style-name="IDS-Normal">1792 - George Summett, Bourbon County, Kentucky. Bourbon County regiment. Ensign 13th regiment, August 9, 1792, commissioned officer. Noted in Clenn Clift, "The Cornstalk Militia of Kentucky".</text:p>
            <text:p text:style-name="IDS-Normal">1795 - George T [?] Sumet listed with 0 Acres, 3 Horses; 8 Cattle; He is white and over 21 as listed in the Bourbon County Kentucky Personal Property Tax Records for 1792-1850.</text:p>
            <text:p text:style-name="IDS-Normal">1795 - George Sumet listed with 0 Acres, 2 Horses; 10 Cattle; He is white and over 21 as listed in the Bourbon County Kentucky Personal Property Tax Records for 1792-1850.</text:p>
            <text:p text:style-name="IDS-Normal">1797 - George Sumet listed with 0 Acres, 4 Horses; He is white and over 21 as listed in the Bourbon County Kentucky Personal Property Tax Records for 1792-1850. Note: No tax book found for 1798.</text:p>
            <text:p text:style-name="IDS-Normal">1799 - George Sumet listed with 0 Acres, 4 Horses; He is white and over 21 as listed in the Bourbon County Kentucky Personal Property Tax Records for 1792-1850. Note: No tax book found for 1798.</text:p>
            <text:p text:style-name="IDS-Normal">1800 - George Sumit listed with 0 Acres, 4 Horse; He is white and over 21 as listed in the Nicholas County Kentucky Personal Property Tax Records for 1800-1850. George Sumit, Nicholas County, Kentucky. 1800 Kentucky tax list (Clift, "Second Census of Kentucky--1800", p. 286.</text:p>
            <text:p text:style-name="IDS-Normal">1801 - George Summit listed with 0 Acres, 5 Horses; He is white and over 21 as listed in the Nicholas County Kentucky Personal Property Tax Records for 1800-1850.</text:p>
            <text:p text:style-name="IDS-Normal">1802 - George Summit listed with 0 Acres, 5 Horses; He is white and over 21 as listed in the Nicholas County Kentucky Personal Property Tax Records for 1800-1850.</text:p>
            <text:p text:style-name="IDS-Normal">1803 - George Summit listed with 0 Acres, 5 Horses; He is white and over 21 as listed in the Nicholas County Kentucky Personal Property Tax Records for 1800-1850.</text:p>
            <text:p text:style-name="IDS-Normal">1804 - George Summit listed with 0 Acres, 5 Horses; He is white and over 21 as listed in the Nicholas County Kentucky Personal Property Tax Records for 1800-1850.</text:p>
            <text:p text:style-name="IDS-Normal">1805 - George Sumett listed with 0 Acres, 5 Horses; He is white and over 21 as listed in the Nicholas County Kentucky Personal Property Tax Records for 1800-1850.</text:p>
            <text:p text:style-name="IDS-Normal">1806 - George Summit listed with 0 Acres, 5 Horses; He is white and over 21 as listed in the Nicholas County Kentucky Personal Property Tax Records for 1800-1850.</text:p>
            <text:p text:style-name="IDS-Normal">1808 Christian Summit &amp; George Summit, Nicholas County, Kentucky. Named as executors in the will of Thomas Foster dated October 30, 1808. Nicholas County, Book A, 1800-1816 (King, Early Kentucky Wills, p. 192).</text:p>
            <text:p text:style-name="IDS-Normal">1808 - George Summit listed with 0 Acres, 4 Horses; He is white and over 21 as listed in the Nicholas County Kentucky Personal Property Tax Records for 1800-1850.</text:p>
            <text:p text:style-name="IDS-Normal">1809 - George Summit listed with 0 Acres, 4 Horses; He is white and over 21 as listed in the Nicholas County Kentucky Personal Property Tax Records for 1800-1850.</text:p>
            <text:p text:style-name="IDS-Normal">1810 - George Summitt, Nicholas County, Kentucky Census. Head of household: 2 males 10 to under 16 years; 2 males 16 to under 26 years; 1 male over 45 years; 2 females under 10 years; 3 females 10 to under 16 years; 1 female 16 to under 26 years; 1 female over 45 years. 1810 Census, Nicholas County, Kentucky. [Another census tabulation for 1810 indicated George Summitt as head of household of family with 2 males under 10 years, 2 males 10 and under 16 years, 1 males 26 and under 45 years, 4 females under 10 years, and 1 female 26 and under 45 years]</text:p>
            <text:p text:style-name="IDS-Normal">1810 - No entry in the Nicholas County Kentucky Personal Property Tax Records for 1800-1850.</text:p>
            <text:p text:style-name="IDS-Normal">1810 A Nathan Summitt, Nicholas County, Kentucky, p. 60. 1 males 10 and under 16 years, 1 male over 45 years, 2 females under 10 years, 1 female 10 and under 16 years, and 1 female 26 and under 45 years. Note: Possibly a brother of George's.</text:p>
            <text:p text:style-name="IDS-Normal">1811 - George Sumit listed with 0 Acres, 7 Horses; He is white and over 21 as listed in the Nicholas County Kentucky Personal Property Tax Records for 1800-1850.</text:p>
            <text:p text:style-name="IDS-Normal">1812 - George Summitt listed with 0 Acres, 7 Horses; He is white and over 21 as listed in the Nicholas County Kentucky Personal Property Tax Records for 1800-1850.</text:p>
            <text:p text:style-name="IDS-Normal">1813 - George Summitt listed with 0 Acres, 7 Horses; He is white and over 21 as listed in the Nicholas County Kentucky Personal Property Tax Records for 1800-1850.</text:p>
            <text:p text:style-name="IDS-Normal">1814 Christian Summit &amp; George Summit, Nicholas County, Kentucky. Christian Summit sold land to George Summit and one Peter Snapy. Deed recorded in deed Book "D", p. 145-149.</text:p>
            <text:p text:style-name="IDS-Normal">1814 - George Summit listed with 220 Acres, 7 Horses, total value is $2400; He is white and over 21 as listed in the Nicholas County Kentucky Personal Property Tax Records for 1800-1850.</text:p>
            <text:p text:style-name="IDS-Normal">1815 - George Summet listed with 220 Acres, 5 Horses, total value is $2380; He is white and over 21 as listed in the Nicholas County Kentucky Personal Property Tax Records for 1800-1850.</text:p>
            <text:p text:style-name="IDS-Normal">1816 - George Summet listed with 220 Acres, 6 Horses, total value is $2380; He is white and over 21 as listed in the Nicholas County Kentucky Personal Property Tax Records for 1800-1850.</text:p>
            <text:p text:style-name="IDS-Normal">1817 - George Summet listed with 220 Acres, 6 Horses, total value is $2470; He is white and over 21 as listed in the Nicholas County Kentucky Personal Property Tax Records for 1800-1850.</text:p>
            <text:p text:style-name="IDS-Normal">1818 - George Summet listed with 240 Acres, 5 Horses, total value is $3785; He is white and over 21 as listed in the Nicholas County Kentucky Personal Property Tax Records for 1800-1850.</text:p>
            <text:p text:style-name="IDS-Normal">1819 - George Summitt listed with 240 Acres, 3 Horses, total value is $3720; He is white and over 21 as listed in the Nicholas County Kentucky Personal Property Tax Records for 1800-1850.</text:p>
            <text:p text:style-name="IDS-Normal">1820 - George Summet listed with 220 Acres, 5 Horses, total value is $2800; He is white and over 21 as listed in the Nicholas County Kentucky Personal Property Tax Records for 1800-1850.</text:p>
            <text:p text:style-name="IDS-Normal">1820 George Summitt, Nicholas County, Kentucky Census. 1 male 16 to under 26 years; 1male 45 and older; 2 females 16 to under 26 years; 1 female 45 and older. 1820 Census, Nicholas County, Kentucky.Microfilm #M33-20; Page 118 State KY; County Nicholas; Enumerator James Baskett</text:p>
            <text:p text:style-name="IDS-Normal">1821 - George Summet listed with 220 Acres, 7 Horses, total value is $3535; He is white and over 21 as listed in the Nicholas County Kentucky Personal Property Tax Records for 1800-1850.</text:p>
            <text:p text:style-name="IDS-Normal">1822- George Summit is not listed in the Nicholas County Kentucky Personal Property Tax Records for 1800-1850.</text:p>
            <text:p text:style-name="IDS-Normal">1823 - George Summitt listed with 220 Acres, 5 Horses, total value is $3190; He is white and over 21 as listed in the Nicholas County Kentucky Personal Property Tax Records for 1800-1850.</text:p>
            <text:p text:style-name="IDS-Normal">1824 - George Summit listed with 220 Acres, 2 Horses, total value is $3370; He is white and over 21 as listed in the Nicholas County Kentucky Personal Property Tax Records for 1800-1850.</text:p>
            <text:p text:style-name="IDS-Normal">1825 - George Summitt listed with 220 Acres, 4 Horses, total value is $4656; He is white and over 21 as listed in the Nicholas County Kentucky Personal Property Tax Records for 1800-1850.</text:p>
            <text:p text:style-name="IDS-Normal">1826- George Summit is not listed in the Nicholas County Kentucky Personal Property Tax Records for 1800-1850.</text:p>
            <text:p text:style-name="IDS-Normal">1838 George Summit, Will Probate, Nicholas County, Kentucky. Will of George Summitt probated in May Term of Court 1838, recorded in Will Book E, page 436. Mentions in his will Rosannah (his wife), Jacob, James and Elija(three sons), Melinda Ashbrook (daughter), Symantha Hook (daughter), Charlotte Wyatt (daughter).</text:p>
            <text:p text:style-name="IDS-Normal">http://www.netins.net/showcase/sellerfamily/james.htm George Rogers Clark and his Men, Military Records, 1778 - 1784.</text:p>
            <text:p text:style-name="IDS-Normal">Doocument 58, 18 July - 21 August 1780. A Pay Roll for Capt. Peter Asturgus Company of Kentucky County Militia in Actual Service on an Expedition Against the Shawnee town under the command of Colonel George Rogers Clark. Commencing July 18th 1780 and ending August 21st. Both days included.</text:p>
            <text:p text:style-name="IDS-Normal">Peter Asturgus, Captain - dead Samuel Adams, Lieutenant Sinnaca McCrackin, Lieutenant James Asturgus, Ensign Christopher Shoult, Sergeant Philip Taylor, Sergeant - absent Benjamin Phillips, Sergeant Robert Brenton, Sergeant</text:p>
            <text:p text:style-name="IDS-Normal">Privates: Samuel Anderson, Zach Hole, Peter Bellows, Jonas Eaton - absent, Isaac Romine, Jacob Hubbs, William Logston, John Neal - dead, Adam Wolf - absent, John Coy, Theadorous Davis, Matthew Jefferies, Thomas Phillips, NATHAN SELLERS, Thomas Boyd, JOHN SELLERS, Hugh Coughran, John Pringle, Hankerson Ashby - dead, James Brenton, John Phillips, Samuel Brenton, Francis Brenton - dead, George Summit, John Lee, Henry Countryman, Charles Kennedy, John Kennedy, George Hynch. -------------------------------------------------------------------------- From Kentucky Archives - Pge Two (http://www.transport.com/~gesswhoto/index31.html)</text:p>
            <text:p text:style-name="IDS-Normal">Grant's Fort Located in Bourbon County, near Fayette County line and was build in 1779 by Col. John Grand and Capt. William Ellis, the military leader of the Traveling Church, for the use of twenty or thirty families who had come to Bryan Station. A group of sixty Indians from Byrd's war party attacked it in June, 1780, and burned the fort without taking prisoners. Forty men from Bryan's went to their relief and found two men named Stucker and a woman named Mitchell killed. James Ingels, Jr., was born here in November 1779. The fort was rebuilt in 1784 but the Grant family sold to Ingels and moved away. The site is about 1 1/2 miles from Antioch Christian Church near the border of Fayette County. Timothy Peyton was shot by Indians about one-half mile away. James Stark carried him to the fort where he soon died. His name is preserved in "Peyton's Run."</text:p>
            <text:p text:style-name="IDS-Normal">In a letter written by John Grant, founder of Grant's Station, dated April 24, 1780, to Col. John Todd, delegate at Harrodsburg, he told of those persons who at that time were living in the fort. A list of the names:</text:p>
            <text:p text:style-name="IDS-Normal">John Tamplin, John Jackson, John VanCleave, George Stucker, Samson Culpeper, Stufel Stucker, Philip Drake, Christopher Harris, Wm. VanCleave, Manoah Singleton, Thos. Gilbart, Wm. Liley, Wm. Loving, Robert Harras, Jas. Rowland, Josiah Underwood, Frederick Hunter, Wm. Morrason, James Gray, Henry Millar, Stephen Murphy, Michael Stucker, Esmond Lilley, George Stucker (son), John VanCleave (sons), Samson Hough, Wm. Ellis.</text:p>
            <text:p text:style-name="IDS-Normal">There were six more at the station that he could not "properly call effective," and about seven he daily expected.</text:p>
            <text:p text:style-name="IDS-Normal">George Summitt later (1784) of Summitt's Station, was living at Grant's in 1780, visited Sturgus Station on Bear Grass, 1780, and raised a crop of corn there. (Suit Bourbon County). ___________________________________________________________________________________ "651 KENTUCKY COURT RECORDS FRANKLIN COUNTY CIRCUIT COURT FRANKFORT, KENTUCKY DEPOSITIONS BOX 411</text:p>
            <text:p text:style-name="IDS-Normal">Bourbon County, The deposition of George Sumit aged about 40 years taken before us John Walton &amp; Thomas Rule two Justices of the Peace for the county aforesaid to be used in evidence on the part of James Pollack &amp; other defendants in the General Court for the district of Kentucky Wherein Patty Harris and others are comp't in the court aforesaid. After being duly sworn deposeth and saith - - That he came to Kentucky in the year 1780 at the falls of the Ohio &amp; came from Grants Station along the Buffaloe Road to the Lower Blue Lick in the year 1782 &amp; Settled in the neighborhood of Hinkson at Sumitts Station in the year 1784 ... but after he came here to live he knew them by the name Brushy fork and flat lick... situated on the aforesaid big Buffaloe Road that leads past where Millersburg now stands near the house where Pete Inloe now lives about two miles nearer to the Lower blue licks than the place whereon Robert Buckner lately lived . . . . That s'd Lick appeared to be a grate deer Lick so much so that any person who traveled s'd . . . Buffaloe Road could not help noticing . . . , that . . . brushy fork on which s'd Lick was situated was about a midelling sized branch thereof. Question by H. Marshal for Comp'ts. Was the watter course which passes by Millersburg called Hinksons fork in August 1782 and have you known it by that name since? Answer. Yes. By same. At what time in the fall of 1784 did you settle at Sumits Station &amp; how far is that station from where John Miller now lives? Answer. I came to the place myself about pulling of corn time then went to Limestone &amp; after staying near there about nine weeks moved the families down to the place about two or three weeks before Christmas in 1784 which is about two miles from said Millers. By same. Can you say with certainty that it was in the year of 1784 &amp; might it not be in 1785 that you first heard the name of flat lick &amp; brushy fork applyed to the lick and stream aforesaid? Answer. I am not certain that it was in the year 1784 that I heard the name applyed to the s'd Lick and stream, it might have been in 1785, but I know it was after I came to live at Sumitts Station which was settled by the families aforesaid in 1784. Quest. by Deft Pollack. When did you first see John Miller in this country and at what place or places? Answer. I first saw him on Beargrass at what they called Sturgus's Station in the year 1780 where we lived together one summer season &amp; raised a crop and about a year afterwards I saw him at Bullitt's Lick. He afterwards removed to Field's Station near Harrod's Station &amp; then settled where he now lives in the same year that I settled at Summit's Station.</text:p>
            <text:p text:style-name="IDS-Normal">(Signed) George Summit</text:p>
            <text:p text:style-name="IDS-Normal">Sworn to and subscribed before us Justices as af'sd on the 11th November 1805.</text:p>
            <text:p text:style-name="IDS-Normal">John Walton S Thomas Rule S</text:p>
            <text:p text:style-name="IDS-Normal">H-33" ------------------------------------------------------------------------- "NICHOLAS COUNTY COURT CARLISLE, KENTUCKY WILL BOOK C, PAGES 496-497</text:p>
            <text:p text:style-name="IDS-Normal">In the name of God, Amen: I, George Summit of Nicholas County and State of Kentucky, Being weak of body but of sound mind and memory, blessed be the Almighty God for the same, do make and publish this my last will and Testament in manner and form as follows, to wit:</text:p>
            <text:p text:style-name="IDS-Normal">First. I give and bequeth unto my wife Rosannah Smmit, the one-third of any real and personal estate after my my just debts are paid, during her natural life. If, after the death of my wife, there should be any personal property left, it is to be divided between my two daughters Malinda Ashbrook and Syntha Hook.</text:p>
            <text:p text:style-name="IDS-Normal">2nd. I give and bequeth unto my daughter Charlotte Wyatt, and her heirs, thirty-five acres of my land, to be laid off as follows, to wit: Beginning at a white oak at the head of the sping in the Orchard, thence down the branch to the first branch coming down through the plantation, thence up to the spring in the pasture, within one pole of the trough which holds the water said spring, thence a straight line across the pasture to Thompson's line, thence up the line so far as will make Twenty Acres, square across so far as will run a line back to the first mentioned corner, then for the other fifteen acres, to commence at Thomas Edde's fence, thence up the fence forty poles, thence at right angles with Thompson's line Sixty poles, thence forty poles to Thompson's line, thence with said line to the beginning.</text:p>
            <text:p text:style-name="IDS-Normal">3rd. The balance of my lands I give unto my three sons to be divided between Jacob, James and Elijah Summit. Jacob Summit is to pay Three hundred Dollars, James Summit is to pay three hundred Dollars, and Elijah Summit is to pay Four hundred Dollars, which several sums makes one thousand Dollars, which are to be paid in consiseration of my having bequeathed them all my land, except the thirty-five acres to my daughter Charlotte, reserving unto my wife the right of Dower her lifetime. These several sums are to be paid unto the residue of my Children as I shall direct by my friend James Stitt, whom I appoint my sole Executor of this my last will and Testament.</text:p>
            <text:p text:style-name="IDS-Normal">4th. I give and bequeath unto my daughter Malinda Ashbrook, Three hundred Dollars, unto my daughter Synthia Hook, Three hundred Dollars, unto my son John Summit, one hundred Dollars, and unto my grandchildren, the heirs of Tina West, Dec'd, Three hundred Dollars to be equally divided between the four heirs of said decedent. It is my will and pleasure that there should be no division of my land until the death of my wife, only as to Charlotte's. She is to have the possession of her Thirty-five acres immediately after my decease, all except the mantion [sic) house, which is to remain in the possession of my wife until her death, if she chooses to remain there. It's my will and desire that my three sons remain where they now live until the death of my wife, then the land to be equally divided as will best suit them, or as near as may be; Jacob to have his one-third part where he now lives, James to have his one-third part where he now lives, and Elijah his one-third part where he now lives. It's my will and desire that the several sums of money which my three sons are to pay are to be paid in one, two and [omitted] years after my decease; the one-third in twelve months and so on in succession until the last payment is made, and my Executor is to receive a copy over to the said Heirs the said sums as they become due. It's my further will and desire that in case my sons fail or refuse to pay unto my executor the several sums as they become due, in that case my executor shall have power to sell as much of said land as is bequeathed unto each, as will pay the same as they fall due. It's my will that my part of Rents coming to me this year shall go to my daughter Charlotte for her support. It's my will and desire that all of my personal estate be sold immediately after my decease, and after all just debts are paid, the two remaining thirds to be divided between my two daughters Malinda &amp; Synthi, only the proceeds of my young black mare, the money arising form the sale of her, to go unto my granddaughter, Ann Eliza West, to be put out on interest by my Executor for her benefit until she shall be of opinion she stands in need of the same of until she arrives at lawful age.</text:p>
            <text:p text:style-name="IDS-Normal">In Witness whereof the said George Summit sets his hand and seal and acknowledges to be his last Will and Testament in the presence of us who have hereunto set our hands as witnesses May 3d 1838.</text:p>
            <text:p text:style-name="IDS-Normal">Sam'l S Snap, Mason Richey</text:p>
            <text:p text:style-name="IDS-Normal">his George X Summit mark</text:p>
            <text:p text:style-name="IDS-Normal">Nicholas County Court, May Term, 1838</text:p>
            <text:p text:style-name="IDS-Normal">This last Will &amp; Testament of George Summit, Dec'd, was produced in Court and proved by Samuel S Snap and Mason Richey, the subscribing witnesses thereto and thereupon confirmed, established and ordered to be recorded which is done.</text:p>
            <text:p text:style-name="IDS-Normal">Att: JG Parks, C.N.C.C."</text:p>
            <text:p text:style-name="IDS-Normal">Excerpts from Theodor-Friedrich von Stauffenberg, "the Shumate Family--A Genealogy" (1964) relating to George Summitt of Bourbon-Nicholas county Kentucky. Stauffenberg concluded that George Summitt was in reality a George Shumate who "formally adopted" the alleged subsequent spelling of the name "Summit(t)" in 1800. This theory does not stand up on careful examination, but the information none-the-less may be useful and otherwise accurate.</text:p>
            <text:p text:style-name="IDS-Normal">GEORGE SHUMATE I [George Summitt] seems to have been born about 1774, and was the second son of BAILEY SHUMATE I and his wife MARY (DODSON) SHUMATE. * * * He seems to have gone to Nicholas County [created in 1800 from Bourbon and Mason Counties] or, as it was then Bourbon County [created in 1786 from Fayette County], where he worked on land owned by his cousins by marriage, the SNAP brothers JOHN and PETER, whose sister MARGARET had married his second cousin JOHN SHUMATE IV (See Chapter XVII).</text:p>
            <text:p text:style-name="IDS-Normal">In 1789, GEORGE SHUMATE I married a 12 year old orphan named ROSANNA GRAHAM. Rosanna's parents, JOHN AND MARTHA GRAHAM, and her younger brother LAMECH GRAHAM, had been killed during 1788 by an Indian attack on their isolated homestead. ROSANNA had been taken in by the SNAPS, from whose home she and George Shumate were married.</text:p>
            <text:p text:style-name="IDS-Normal">About this time, George purchased land adjoining the SNAP property, a tract of perhaps 200 acres lying on Hinkston Creek, where, in the Census of 1800, he was listed as of Nicholas County, and listed with him is his eldest son CHRISTOPHER SHUMATE, named doubtless in honor of SNAP's father.</text:p>
            <text:p text:style-name="IDS-Normal">In this year -- 1800 -- George seems to have formally adopted the subsequent spelling of his surname "SUMMITT", "SUMMIT", or "SUMATE". Perhaps this spelling was to distinguish his family from the name other SHUMATEs beginning to arrive in Kentucky.</text:p>
            <text:p text:style-name="IDS-Normal">From this time on, until his death in 1838, at the age of 67, GEORGE remained in Nicholas County, as did most of his children. His will is dated 3 May 1838 and probated in the same month between the 15th and the 18th. ROSANNA (GRAHAM) SHUMATE (or SUMMAT) survived him, but we do not know how long. They had the following children: 1.) MALINDA SUMMIT married 5 March 1820 ANDREW ASHBROOK 2.) CHRISTOPHER SUMMIT b. 1790 d. after 1800. never married? 3.) CYNTHIA SUMMIT married 35 October 1821 JAMES HOOK 4.) JACOB SUMMIT married 23 October 1819 MINERVA STOVIE of South Carolina. 5.) JAMES SUMMIT married 18 October 1818 MARIAH BARNETT 6.) ELIJAH SUMMIT married 21 September 1825 NANCY JOHNSON 7.) CHRISTINA SUMMIT b. 1795-1797. d. before 1838. married 19 October 1819 JOHN WEST. Had at least one daughter: ANN ELIZABETH WEST. 8.) JOHN SUMMIT b. 1793 Went to Western Kentucky circa 1804-06. 9.) CHARLOTTE SUMMIT married (1) 22 September 1826 MICHAEL WEST, who d. 1834 married (2) 3 July 1834 JOHN WYATT. 10.) GEORGE W. SUMMIT b. 1791. Married, 23 January 1806 in Virginia, POLLY HARMON of Virginia.</text:p>
            <text:p text:style-name="IDS-Normal">Email from Paul C Summitt to Bill Adams: "I assume your notation on Summitt Station came from Sue Moore. I cannot tell whether you included her full message. Actually, the term "station" in early Kentucky was another name for the typical family four-sided fort made of logs with defense towers at each corner used for protection from Indians. We have run onto the term matched with family names several times in researching the Swank family over in Hardin County, KY. Summitt Station in Nicholas County a few miles west of current Carlisle was indeed one of these early family forts built on the land Christian Summitt obtained in 1783 and subsequently sold to George Summitt about 1814. This is the locatation where I am certain Christian and George Summitt and their families lived and farmed together for many years. The sale of the land to George in 1814 insofar as I can determine is the last known record of Christian and I suspect it was an end-of-life event. George and Roasannah Graham Summitt went on to live and raise their large family here. It passed to three of his sons and a daughter, with protections for the widow, when George died in 1838. Not only is Summitt Station mentioned in a number of Kentucky histories, but it is noted by several Summitt family researchers as a part of family tradition. The farm was still known at the Summitt Station tract at leat into the 1850s. For additional information, see the articles on Kentucky Summitts in The Summitt Family Quarterly, Issues April 1998 ("Early Kentucky Summitt Families") and July 1998 ("Kentucky Summitts--The Second Generation").</text:p>
            <text:p text:style-name="IDS-Normal">1810 CENSUS Kentucky, Nicholas County 1810 Federal Census</text:p>
            <text:p text:style-name="IDS-Normal">Males Females All Written Line Head of Household to-10 10-16 16-26 26-45 45+ to-10 10-16 16-26 26-45 45+ Others Slaves Remarks Pg # # Last Name First Name (1) (2) (3) (4) (5) (6) (7) (8) (9) (10) (11) (12)</text:p>
            <text:p text:style-name="IDS-Normal">18 Summitt George 0 2 2 0 1 2 3 1 0 1 0 0 19 Summitt Ekritz 0 0 0 0 1 1 0 0 0 1 0 0</text:p>
            <text:p text:style-name="IDS-Normal">1820 Kentucky Census Index listings: Sumit, John, Jessamine County 089-9 No Twp L Summett, George, Nicholas County 123-33 No twp L Summett, Jacob, Nicholas County 111-39 No Twp L Summett, James, Nicholas County 111-29 No Twp L</text:p>
            <text:p text:style-name="IDS-Normal">1820 Nicholas Co., KY Federal Census Census_Year 1820; Microfilm # M33-20; State KY; County Nicholas; Enumerator James Baskett</text:p>
            <text:p text:style-name="IDS-Normal">111 39 Summett Jacob pg00111 111 29 Summett James pg00111 123 33 Summitt George pg00118</text:p>
            <text:p text:style-name="IDS-Normal"/>
          </table:table-cell>
        </table:table-row>
      </table:table>
      <text:p text:style-name="IDS-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office:version="1.0">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2.205cm" style:writing-mode="page"/>
      <style:text-properties style:font-name="Times New Roman" fo:font-size="12pt" style:font-name-asian="Times New Roman" style:font-size-asian="12pt" style:font-name-complex="Times New Roman" style:font-size-complex="12pt" style:tab-stop-distance="2.205cm"/>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hoto" style:family="graphic">
      <style:graphic-properties text:anchor-type="paragraph" svg:x="0cm" svg:y="0cm" style:wrap="none" style:vertical-pos="top" style:vertical-rel="paragraph-content" style:horizontal-pos="center" style:horizontal-rel="paragraph-content"/>
    </style:style>
    <style:style style:name="IDS-TableTitle" style:family="paragraph" style:parent-style-name="Standard" style:class="text">
      <style:paragraph-properties fo:margin-left="0.00cm" fo:margin-right="0.00cm" fo:margin-top="0.00cm" fo:margin-bottom="0.212cm" fo:text-align="start" style:justify-single-word="false" fo:text-indent="0.00cm" style:auto-text-indent="false"/>
      <style:text-properties fo:color="#000000" style:font-name="Arial" fo:font-size="12pt" fo:font-style="italic" fo:font-weight="bold"/>
    </style:style>
    <style:style style:name="IDS-Spouse" style:family="paragraph" style:parent-style-name="Standard" style:class="text">
      <style:paragraph-properties fo:margin-left="0.00cm" fo:margin-right="0.00cm" fo:margin-top="0.00cm" fo:margin-bottom="0.212cm" fo:text-align="start" style:justify-single-word="false" fo:text-indent="0.00cm" style:auto-text-indent="false"/>
      <style:text-properties fo:color="#000000" style:font-name="Arial" fo:font-size="12pt" fo:font-weight="bold"/>
    </style:style>
    <style:style style:name="Endnotes-Source" style:family="paragraph" style:parent-style-name="Standard" style:class="text">
      <style:paragraph-properties fo:margin-left="0.75cm" fo:margin-right="0.00cm" fo:margin-top="0.00cm" fo:margin-bottom="0.212cm" fo:text-align="start" style:justify-single-word="false" fo:text-indent="-0.75cm" style:auto-text-indent="false"/>
      <style:text-properties fo:color="#000000" style:font-name="Times New Roman" fo:font-size="12pt"/>
    </style:style>
    <style:style style:name="Endnotes-Ref" style:family="paragraph" style:parent-style-name="Standard" style:class="text">
      <style:paragraph-properties fo:margin-left="1.50cm" fo:margin-right="0.00cm" fo:margin-top="0.00cm" fo:margin-bottom="0.212cm" fo:text-align="start" style:justify-single-word="false" fo:text-indent="0.00cm" style:auto-text-indent="false"/>
      <style:text-properties fo:color="#000000" style:font-name="Times New Roman" fo:font-size="12pt"/>
    </style:style>
    <style:style style:name="IDS-Title" style:family="paragraph" style:parent-style-name="Standard" style:class="text">
      <style:paragraph-properties fo:margin-left="0.00cm" fo:margin-right="0.00cm" fo:margin-top="0.00cm" fo:margin-bottom="0.212cm" fo:text-align="center" style:justify-single-word="false" fo:text-indent="0.00cm" style:auto-text-indent="false"/>
      <style:text-properties fo:color="#000000" style:font-name="Arial" fo:font-size="16pt" fo:font-weight="bold"/>
    </style:style>
    <style:style style:name="IDS-Normal" style:family="paragraph" style:parent-style-name="Standard" style:class="text">
      <style:paragraph-properties fo:margin-left="0.00cm" fo:margin-right="0.00cm" fo:margin-top="0.00cm" fo:margin-bottom="0.212cm" fo:text-align="start" style:justify-single-word="false" fo:text-indent="0.00cm" style:auto-text-indent="false"/>
      <style:text-properties fo:color="#000000" style:font-name="Times New Roman" fo:font-size="12pt"/>
    </style:style>
    <style:style style:name="Endnotes-Header" style:family="paragraph" style:parent-style-name="Standard" style:class="text">
      <style:paragraph-properties fo:margin-left="0.00cm" fo:margin-right="0.00cm" fo:margin-top="0.00cm" fo:margin-bottom="0.212cm" fo:keep-with-next="always" fo:text-align="start" style:justify-single-word="false" fo:text-indent="0.00cm" style:auto-text-indent="false"/>
      <style:text-properties fo:color="#000000" style:font-name="Arial" fo:font-size="14pt" fo:font-style="italic"/>
    </styl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S-Header" style:family="paragraph" style:parent-style-name="Standard">
      <style:paragraph-properties fo:text-align="center" style:justify-single-word="false"/>
    </style:style>
    <style:style style:name="S-Footer" style:family="paragraph" style:parent-style-name="Header">
      <style:paragraph-properties fo:text-align="center" style:justify-single-word="false"/>
    </style:style>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bottom="0.499cm"/>
      </style:footer-style>
    </style:page-layout>
  </office:automatic-styles>
  <office:master-styles>
    <style:master-page style:name="Standard" style:page-layout-name="pm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GRAMPS 3.1.3-1</meta:generator>
    <dc:title/>
    <dc:subject/>
    <dc:description/>
    <meta:initial-creator/>
    <meta:creation-date>2010-08-05T10:16:47</meta:creation-date>
    <dc:creator/>
    <dc:date>2010-08-05T10:16:47</dc:date>
    <dc:keyword/>
    <meta:print-date>0-00-00T00:00:00</meta:print-date>
    <dc:language>en-US</dc:language>
    <meta:editing-cycles>1</meta:editing-cycles>
    <meta:editing-duration>PT0S</meta:editing-duration>
    <meta:user-defined meta:name="Genealogical Research and Analysis Management Programming System">http://gramps-project.org</meta:user-defined>
    <meta:user-defined meta:name="Info 1"/>
    <meta:user-defined meta:name="Info 2"/>
    <meta:user-defined meta:name="Info 3"/>
  </office:meta>
</office:document-meta>
</file>